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>
      <style:paragraph-properties fo:text-align="end" style:justify-single-word="false"/>
      <style:text-properties officeooo:rsid="000e536a" officeooo:paragraph-rsid="000e536a"/>
    </style:style>
    <style:style style:name="P5" style:family="paragraph" style:parent-style-name="Text_20_body" style:list-style-name="L1">
      <style:paragraph-properties fo:margin-top="0in" fo:margin-bottom="0in" loext:contextual-spacing="false"/>
    </style:style>
    <style:style style:name="P6" style:family="paragraph" style:parent-style-name="Text_20_body" style:list-style-name="L2">
      <style:paragraph-properties fo:margin-top="0in" fo:margin-bottom="0in" loext:contextual-spacing="false"/>
    </style:style>
    <style:style style:name="P7" style:family="paragraph" style:parent-style-name="Text_20_body" style:list-style-name="L3">
      <style:paragraph-properties fo:margin-top="0in" fo:margin-bottom="0in" loext:contextual-spacing="false"/>
    </style:style>
    <style:style style:name="P8" style:family="paragraph" style:parent-style-name="Heading_20_1">
      <style:paragraph-properties fo:text-align="end" style:justify-single-word="false"/>
      <style:text-properties officeooo:rsid="000e536a" officeooo:paragraph-rsid="000e536a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John <text:s/>A. Spounias</text:h>
      <text:p text:style-name="P4"><text:a xlink:type="simple" xlink:href="mailto:d3cline@pyl0n.com" text:style-name="Internet_20_link" text:visited-style-name="Visited_20_Internet_20_Link">d3cline@pyl0n.com</text:a></text:p>
      <text:p text:style-name="P4">github.com/d3cline</text:p>
      <text:h text:style-name="Heading_20_1" text:outline-level="1"><text:bookmark text:name="user-content-technical-skills"/>Technical skills</text:h>
      <text:p text:style-name="Text_20_body">Linux, Apache, Nginx, PostgreSQL, PHP, Python, Ruby, JavaScript, Postfix, Mailman, Trac, WordPress, Drupal, Django, Node.js, Ruby on Rails, Git, Svn, Mercurial, npm, CSS, HTML, Jinja, Django Rest Framework, E-commerce and A+ certified.</text:p>
      <text:h text:style-name="Heading_20_1" text:outline-level="1"><text:bookmark text:name="user-content-work-experience"/>Work Experience</text:h>
      <text:h text:style-name="Heading_20_3" text:outline-level="3"><text:bookmark text:name="user-content-webfaction---paragonheg---godaddy--support-engineer--2009-to-present"/>WebFaction -&gt; Paragon/HEG -&gt; GoDaddy – Support Engineer – 2009 to present.</text:h>
      <text:list xml:id="list4230075983" text:style-name="L1">
        <text:list-item>
          <text:p text:style-name="P5">Master level proficiency in troubleshooting and debugging </text:p>
        </text:list-item>
        <text:list-item>
          <text:p text:style-name="P5">Provided customer support via e-mail and community forum. </text:p>
        </text:list-item>
        <text:list-item>
          <text:p text:style-name="P5">Monitored server status and performed systems administration tasks. </text:p>
        </text:list-item>
        <text:list-item>
          <text:p text:style-name="P5">Worked with an all remote international team. </text:p>
        </text:list-item>
        <text:list-item>
          <text:p text:style-name="P1">Proficient in production version management and deployment automation. </text:p>
        </text:list-item>
      </text:list>
      <text:h text:style-name="Heading_20_3" text:outline-level="3"><text:bookmark text:name="user-content-object-syndicate-llc--founder--2010-to-present"/>Object Syndicate LLC – Founder – 2010 to present.</text:h>
      <text:list xml:id="list2297090821" text:style-name="L2">
        <text:list-item>
          <text:p text:style-name="P6">Electrical Engineering: BOM logistics, PCB design, SMD rework, soldering, and QI charger engineering. </text:p>
        </text:list-item>
        <text:list-item>
          <text:p text:style-name="P6">IoT device design, firmware programming, and networking via REST API. </text:p>
        </text:list-item>
        <text:list-item>
          <text:p text:style-name="P6">Android Development: Developed mobile apps for IoT using BLE, serial, and a JSON API written in Kotlin. </text:p>
        </text:list-item>
        <text:list-item>
          <text:p text:style-name="P6">Supply chain management and manufacturing. </text:p>
        </text:list-item>
        <text:list-item>
          <text:p text:style-name="P6">PLC programming and maintenance. </text:p>
        </text:list-item>
        <text:list-item>
          <text:p text:style-name="P6">Agricultural consulting for small to large farms. </text:p>
        </text:list-item>
        <text:list-item>
          <text:p text:style-name="P2">Developed numerous Python Django SaaS applications. </text:p>
        </text:list-item>
      </text:list>
      <text:h text:style-name="Heading_20_3" text:outline-level="3"><text:bookmark text:name="user-content-pyl0n-llc---founder--2007-to-2010"/>PYL0N LLC - Founder – 2007 to 2010.</text:h>
      <text:list xml:id="list1775734032" text:style-name="L3">
        <text:list-item>
          <text:p text:style-name="P7">Provided SaaS and E-commerce solutions to small business </text:p>
        </text:list-item>
        <text:list-item>
          <text:p text:style-name="P7">PC repair and internet cafe. </text:p>
        </text:list-item>
        <text:list-item>
          <text:p text:style-name="P7">Sold game merchandise and organized community game events </text:p>
        </text:list-item>
        <text:list-item>
          <text:p text:style-name="P3">Successfully exited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23:51:55.993000000</meta:creation-date>
    <dc:date>2018-11-06T23:54:20.525000000</dc:date>
    <meta:editing-duration>PT1M38S</meta:editing-duration>
    <meta:editing-cycles>1</meta:editing-cycles>
    <meta:generator>LibreOffice/6.1.0.3$Windows_X86_64 LibreOffice_project/efb621ed25068d70781dc026f7e9c5187a4decd1</meta:generator>
    <meta:document-statistic meta:table-count="0" meta:image-count="0" meta:object-count="0" meta:page-count="1" meta:paragraph-count="25" meta:word-count="204" meta:character-count="1412" meta:non-whitespace-character-count="1227"/>
  </office:meta>
</office:document-meta>
</file>